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3465a4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aea79f"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2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66cm" svg:height="17.593cm" svg:x="3.646cm" svg:y="-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49cm" svg:height="0.949cm" svg:x="14.555cm" svg:y="8.463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866cm" svg:height="1.866cm" svg:x="12.554cm" svg:y="2.96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0.351cm" svg:height="0.322cm" draw:transform="rotate (-1.79768912955416) translate (14.026cm 4.976cm)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0.351cm" svg:height="0.322cm" draw:transform="rotate (-1.79768912955416) translate (15.702cm 10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105cm" svg:y1="2.618cm" svg:x2="16.122cm" svg:y2="12.699cm">
          <text:p/>
        </draw:line>
        <draw:line draw:style-name="gr5" draw:text-style-name="P1" draw:layer="layout" svg:x1="12.843cm" svg:y1="5.414cm" svg:x2="17.441cm" svg:y2="4.129cm">
          <text:p/>
        </draw:line>
        <draw:custom-shape draw:style-name="gr6" draw:text-style-name="P1" draw:layer="layout" svg:width="0.501cm" svg:height="0.502cm" draw:transform="rotate (-1.79768912955416) translate (9.001cm 12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0.159cm" svg:height="3.301cm" svg:x="3.921cm" svg:y="10.525cm" svg:viewBox="0 0 10160 3302" svg:d="M0 3302c5516 0 10160-3302 10160-3302">
          <text:p/>
        </draw:path>
        <draw:path draw:style-name="gr8" draw:text-style-name="P1" draw:layer="layout" svg:width="13.736cm" svg:height="7.411cm" draw:transform="skewX (-0.90809480981265) rotate (-0.959756555671683) translate (11.4090308019001cm -4.4163719116071cm)" svg:viewBox="0 0 13737 7412" svg:d="M0 7412c9226 1 13737-7412 13737-7412l-259 313">
          <text:p/>
        </draw:path>
        <draw:line draw:style-name="gr9" draw:text-style-name="P1" draw:layer="layout" svg:x1="4.048cm" svg:y1="13.827cm" svg:x2="7.223cm" svg:y2="13.827cm">
          <text:p/>
        </draw:line>
        <draw:line draw:style-name="gr9" draw:text-style-name="P1" draw:layer="layout" svg:x1="14.053cm" svg:y1="10.632cm" svg:x2="15.529cm" svg:y2="10.744cm">
          <text:p/>
        </draw:line>
        <draw:line draw:style-name="gr5" draw:text-style-name="P1" draw:layer="layout" svg:x1="12.354cm" svg:y1="9.474cm" svg:x2="12.608cm" svg:y2="9.728cm">
          <text:p/>
        </draw:line>
        <draw:frame draw:style-name="gr10" draw:layer="layout" svg:width="2.032cm" svg:height="1.012cm" svg:x="13.986cm" svg:y="4.956cm">
          <draw:text-box>
            <text:p>EMB</text:p>
          </draw:text-box>
        </draw:frame>
        <draw:frame draw:style-name="gr10" draw:layer="layout" svg:width="2.032cm" svg:height="1.012cm" svg:x="15.656cm" svg:y="10.494cm">
          <draw:text-box>
            <text:p>L2</text:p>
          </draw:text-box>
        </draw:frame>
        <draw:frame draw:style-name="gr10" draw:layer="layout" svg:width="2.032cm" svg:height="1.171cm" svg:x="17.053cm" svg:y="3.378cm">
          <draw:text-box>
            <text:p>e<text:span text:style-name="T1">θ</text:span></text:p>
          </draw:text-box>
        </draw:frame>
        <draw:frame draw:style-name="gr10" draw:layer="layout" svg:width="2.032cm" svg:height="1.171cm" svg:x="16.164cm" svg:y="11.887cm">
          <draw:text-box>
            <text:p>e<text:span text:style-name="T1">r</text:span></text:p>
          </draw:text-box>
        </draw:frame>
        <draw:frame draw:style-name="gr11" draw:layer="layout" svg:width="4.018cm" svg:height="1.139cm" svg:x="2.443cm" svg:y="7.731cm">
          <draw:text-box>
            <text:p>Hill's sp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34:42.585708846</meta:creation-date>
    <dc:date>2018-03-22T16:22:21.628566173</dc:date>
    <meta:editing-duration>PT2H12M48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